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marker-start="Arrow" draw:marker-start-width="0.8cm" draw:marker-end="" draw:marker-end-width="0.8cm" draw:textarea-horizontal-align="center" draw:textarea-vertical-align="middle"/>
    </style:style>
    <style:style style:name="gr6" style:family="graphic" style:parent-style-name="standard">
      <style:graphic-properties draw:marker-end="Arrow" draw:marker-end-width="0.8cm" draw:textarea-horizontal-align="center" draw:textarea-vertical-align="middle"/>
    </style:style>
    <style:style style:name="gr7" style:family="graphic" style:parent-style-name="standard">
      <style:graphic-properties draw:marker-start="Arrow" draw:marker-start-width="0.8cm" draw:marker-end="Arrow" draw:marker-end-width="0.8cm" draw:textarea-horizontal-align="center" draw:textarea-vertical-align="middle"/>
    </style:style>
    <style:style style:name="gr8" style:family="graphic" style:parent-style-name="standard">
      <style:graphic-properties draw:marker-start="Arrow" draw:marker-start-width="0.8cm" draw:marker-end="" draw:textarea-horizontal-align="center" draw:textarea-vertical-align="middle"/>
    </style:style>
    <style:style style:name="gr9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10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13" style:family="graphic" style:parent-style-name="standard">
      <style:graphic-properties draw:fill-color="#e6e6e6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114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color="#ff0000" fo:font-size="18pt"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text-properties fo:font-size="18pt" fo:font-weight="bold" style:font-weight-asian="bold" style:font-weight-complex="bold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3cm" svg:height="2cm" svg:x="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2cm" svg:x="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2cm" svg:x="9.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2cm" svg:x="14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2cm" svg:x="18.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2cm" svg:x="23.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layer="layout" svg:x1="4cm" svg:y1="7cm" svg:x2="5cm" svg:y2="12cm">
          <text:p/>
        </draw:line>
        <draw:line draw:style-name="gr2" draw:layer="layout" svg:x1="8cm" svg:y1="12cm" svg:x2="9.5cm" svg:y2="7cm">
          <text:p/>
        </draw:line>
        <draw:line draw:style-name="gr2" draw:layer="layout" svg:x1="12.5cm" svg:y1="7cm" svg:x2="14cm" svg:y2="12cm">
          <text:p/>
        </draw:line>
        <draw:line draw:style-name="gr2" draw:layer="layout" svg:x1="17cm" svg:y1="12cm" svg:x2="18.5cm" svg:y2="7cm">
          <text:p/>
        </draw:line>
        <draw:line draw:style-name="gr2" draw:layer="layout" svg:x1="21.5cm" svg:y1="7cm" svg:x2="23.5cm" svg:y2="12cm">
          <text:p/>
        </draw:line>
        <draw:frame draw:style-name="gr3" draw:text-style-name="P2" draw:layer="layout" svg:width="2.509cm" svg:height="1.673cm" svg:x="0.991cm" svg:y="4cm">
          <draw:text-box>
            <text:p text:style-name="P2">Source</text:p>
            <text:p text:style-name="P3">Code</text:p>
          </draw:text-box>
        </draw:frame>
        <draw:frame draw:style-name="gr3" draw:text-style-name="P2" draw:layer="layout" svg:width="3.249cm" svg:height="1.673cm" svg:x="9.5cm" svg:y="4cm">
          <draw:text-box>
            <text:p text:style-name="P2">Assembly</text:p>
            <text:p text:style-name="P3">Code</text:p>
          </draw:text-box>
        </draw:frame>
        <draw:frame draw:style-name="gr3" draw:text-style-name="P2" draw:layer="layout" svg:width="3.207cm" svg:height="1.673cm" svg:x="18.251cm" svg:y="4cm">
          <draw:text-box>
            <text:p text:style-name="P2">Runnable</text:p>
            <text:p text:style-name="P3">Code</text:p>
          </draw:text-box>
        </draw:frame>
        <draw:frame draw:style-name="gr3" draw:text-style-name="P2" draw:layer="layout" svg:width="4.024cm" svg:height="1.673cm" svg:x="4.5cm" svg:y="13.5cm">
          <draw:text-box>
            <text:p text:style-name="P2">Intermediate</text:p>
            <text:p text:style-name="P3">Code</text:p>
          </draw:text-box>
        </draw:frame>
        <draw:frame draw:style-name="gr3" draw:text-style-name="P2" draw:layer="layout" svg:width="2.297cm" svg:height="1.673cm" svg:x="14.5cm" svg:y="13.5cm">
          <draw:text-box>
            <text:p text:style-name="P2">Binary</text:p>
            <text:p text:style-name="P3">Code</text:p>
          </draw:text-box>
        </draw:frame>
        <draw:frame draw:style-name="gr3" draw:text-style-name="P2" draw:layer="layout" svg:width="2.102cm" svg:height="0.962cm" svg:x="24.398cm" svg:y="13.538cm">
          <draw:text-box>
            <text:p text:style-name="P2">DATA</text:p>
          </draw:text-box>
        </draw:frame>
        <draw:frame draw:style-name="gr3" draw:text-style-name="P4" draw:layer="layout" svg:width="3.254cm" svg:height="0.962cm" svg:x="0.543cm" svg:y="8.979cm">
          <draw:text-box>
            <text:p text:style-name="P2"><text:span text:style-name="T1">Compiler</text:span></text:p>
          </draw:text-box>
        </draw:frame>
        <draw:frame draw:style-name="gr3" draw:text-style-name="P4" draw:layer="layout" svg:width="3.741cm" svg:height="0.962cm" svg:x="4.759cm" svg:y="9.038cm">
          <draw:text-box>
            <text:p text:style-name="P2"><text:span text:style-name="T1">Assembler</text:span></text:p>
          </draw:text-box>
        </draw:frame>
        <draw:frame draw:style-name="gr3" draw:text-style-name="P4" draw:layer="layout" svg:width="2.619cm" svg:height="0.962cm" svg:x="10.251cm" svg:y="9.061cm">
          <draw:text-box>
            <text:p text:style-name="P2"><text:span text:style-name="T1">Loader</text:span></text:p>
          </draw:text-box>
        </draw:frame>
        <draw:frame draw:style-name="gr3" draw:text-style-name="P4" draw:layer="layout" svg:width="2.754cm" svg:height="0.962cm" svg:x="14.5cm" svg:y="9cm">
          <draw:text-box>
            <text:p text:style-name="P2"><text:span text:style-name="T1">System</text:span></text:p>
          </draw:text-box>
        </draw:frame>
        <draw:frame draw:style-name="gr3" draw:text-style-name="P4" draw:layer="layout" svg:width="1.907cm" svg:height="0.962cm" svg:x="20cm" svg:y="9.038cm">
          <draw:text-box>
            <text:p text:style-name="P2"><text:span text:style-name="T1">User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line draw:style-name="gr5" draw:text-style-name="P1" draw:layer="layout" svg:x1="13.5cm" svg:y1="-0.002cm" svg:x2="13.5cm" svg:y2="20.998cm">
          <text:p/>
        </draw:line>
        <draw:line draw:style-name="gr6" draw:text-style-name="P1" draw:layer="layout" svg:x1="0cm" svg:y1="10cm" svg:x2="28cm" svg:y2="10cm">
          <text:p/>
        </draw:line>
        <draw:frame draw:style-name="gr3" draw:text-style-name="P2" draw:layer="layout" svg:width="7.584cm" svg:height="0.962cm" svg:x="19.916cm" svg:y="8.538cm">
          <draw:text-box>
            <text:p text:style-name="P2"><text:span text:style-name="T2">Architecture point of view</text:span></text:p>
          </draw:text-box>
        </draw:frame>
        <draw:frame draw:style-name="gr3" draw:text-style-name="P2" draw:layer="layout" svg:width="6.632cm" svg:height="0.962cm" svg:x="14cm" svg:y="1cm">
          <draw:text-box>
            <text:p text:style-name="P2"><text:span text:style-name="T2">Program point of view</text:span></text:p>
          </draw:text-box>
        </draw:frame>
        <draw:line draw:style-name="gr7" draw:text-style-name="P1" draw:layer="layout" svg:x1="27.999cm" svg:y1="20.999cm" svg:x2="-0.001cm" svg:y2="-0.001cm">
          <text:p/>
        </draw:line>
        <draw:frame draw:style-name="gr3" draw:text-style-name="P2" draw:layer="layout" svg:width="5.15cm" svg:height="0.962cm" svg:x="4.5cm" svg:y="2cm">
          <draw:text-box>
            <text:p text:style-name="P2"><text:span text:style-name="T2">Abstraction level</text:span></text:p>
          </draw:text-box>
        </draw:frame>
        <draw:frame draw:style-name="gr3" draw:text-style-name="P2" draw:layer="layout" svg:width="1.886cm" svg:height="0.962cm" svg:x="24.464cm" svg:y="16.5cm">
          <draw:text-box>
            <text:p text:style-name="P2"><text:span text:style-name="T2">Time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line draw:style-name="gr6" draw:text-style-name="P1" draw:layer="layout" svg:x1="0cm" svg:y1="10cm" svg:x2="28cm" svg:y2="10cm">
          <text:p/>
        </draw:line>
        <draw:line draw:style-name="gr8" draw:text-style-name="P1" draw:layer="layout" svg:x1="13.5cm" svg:y1="0cm" svg:x2="13.5cm" svg:y2="21cm">
          <text:p/>
        </draw:line>
        <draw:custom-shape draw:style-name="gr9" draw:text-style-name="P3" draw:layer="layout" svg:width="22cm" svg:height="13cm" svg:x="1.5cm" svg:y="1.5cm">
          <text:p text:style-name="P3"><text:span text:style-name="T2">Code generation centr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15cm" svg:height="5.5cm" svg:x="10cm" svg:y="9.5cm">
          <text:p text:style-name="P3"><text:span text:style-name="T2">Compiler centr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6.958cm" svg:height="0.962cm" svg:x="0.5cm" svg:y="11cm">
          <draw:text-box>
            <text:p text:style-name="P2"><text:span text:style-name="T3">Abstract Architecture</text:span></text:p>
          </draw:text-box>
        </draw:frame>
        <draw:frame draw:style-name="gr3" draw:text-style-name="P6" draw:layer="layout" svg:width="4.236cm" svg:height="1.673cm" svg:x="23.762cm" svg:y="7.327cm">
          <draw:text-box>
            <text:p text:style-name="P2"><text:span text:style-name="T3">Real </text:span></text:p>
            <text:p text:style-name="P2"><text:span text:style-name="T3">Architecture</text:span></text:p>
          </draw:text-box>
        </draw:frame>
        <draw:frame draw:style-name="gr3" draw:text-style-name="P6" draw:layer="layout" svg:width="2.339cm" svg:height="0.962cm" svg:x="14.5cm" svg:y="0.5cm">
          <draw:text-box>
            <text:p text:style-name="P2"><text:span text:style-name="T3">Model</text:span></text:p>
          </draw:text-box>
        </draw:frame>
        <draw:frame draw:style-name="gr3" draw:text-style-name="P6" draw:layer="layout" svg:width="1.874cm" svg:height="0.962cm" svg:x="14.5cm" svg:y="19.038cm">
          <draw:text-box>
            <text:p text:style-name="P2"><text:span text:style-name="T3">Data</text:span></text:p>
          </draw:text-box>
        </draw:frame>
        <draw:custom-shape draw:style-name="gr11" draw:text-style-name="P3" draw:layer="layout" svg:width="4cm" svg:height="2.5cm" svg:x="23cm" svg:y="17.5cm">
          <text:p text:style-name="P3"><text:span text:style-name="T2">Instructions</text:span></text:p>
          <text:p text:style-name="P3"><text:span text:style-name="T2">Execu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4cm" svg:height="2.5cm" svg:x="0.5cm" svg:y="0.5cm">
          <text:p text:style-name="P3"><text:span text:style-name="T2">Algorith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18cm" svg:height="4cm" svg:x="8cm" svg:y="14cm">
          <text:p text:style-name="P3"><text:span text:style-name="T2">Runtime centr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8.5cm" svg:height="5cm" svg:x="15.5cm" svg:y="7cm">
          <text:p text:style-name="P3"><text:span text:style-name="T2">Package centr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uroux lionel</meta:initial-creator>
    <meta:creation-date>2010-11-17T15:30:18</meta:creation-date>
    <meta:editing-duration>PT02H38M07S</meta:editing-duration>
    <meta:editing-cycles>4</meta:editing-cycles>
    <dc:date>2010-11-17T18:08:21</dc:date>
    <dc:creator>auroux lionel</dc:creator>
    <meta:generator>OpenOffice.org/3.2$Linux OpenOffice.org_project/320m12$Build-9483</meta:generator>
    <meta:document-statistic meta:object-count="68"/>
  </office:meta>
</office:document-meta>
</file>